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26eada" officeooo:paragraph-rsid="004a8c4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2ca06c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4" style:family="paragraph" style:parent-style-name="Preformatted_20_Text">
      <style:paragraph-properties fo:text-align="justify" style:justify-single-word="false"/>
      <style:text-properties officeooo:rsid="006f49fb" officeooo:paragraph-rsid="00606f33" fo:background-color="transparent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7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italic" style:text-underline-style="none" fo:font-weight="bold" officeooo:rsid="001e4220" officeooo:paragraph-rsid="001d91d8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64c53c" fo:background-color="transparent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2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3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 style:list-style-name="L2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46c5e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5b1f4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6f49fb" officeooo:paragraph-rsid="0075b1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Preformatted_20_Text">
      <style:paragraph-properties fo:text-align="justify" style:justify-single-word="false"/>
      <style:text-properties fo:color="#ff66ff" style:text-position="0% 100%" fo:font-size="10pt" fo:font-style="normal" fo:font-weight="normal" officeooo:rsid="005edad1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9" style:family="text">
      <style:text-properties style:text-position="sub 58%" fo:font-style="italic" fo:font-weight="normal" officeooo:rsid="005c47e7" style:font-style-asian="italic" style:font-weight-asian="normal" style:font-style-complex="italic" style:font-weight-complex="normal"/>
    </style:style>
    <style:style style:name="T10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2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officeooo:rsid="001e4220"/>
    </style:style>
    <style:style style:name="T22" style:family="text">
      <style:text-properties style:text-position="sub 58%" officeooo:rsid="00846eb6"/>
    </style:style>
    <style:style style:name="T23" style:family="text">
      <style:text-properties style:text-position="sub 58%" officeooo:rsid="007f00d6"/>
    </style:style>
    <style:style style:name="T24" style:family="text">
      <style:text-properties style:text-position="sub 58%" officeooo:rsid="00746c5e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43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44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45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46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62bfd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style:text-position="0% 100%" officeooo:rsid="001e4220"/>
    </style:style>
    <style:style style:name="T69" style:family="text">
      <style:text-properties style:text-position="0% 100%" officeooo:rsid="00585e5b"/>
    </style:style>
    <style:style style:name="T70" style:family="text">
      <style:text-properties style:text-position="0% 100%" officeooo:rsid="0052ff84"/>
    </style:style>
    <style:style style:name="T71" style:family="text">
      <style:text-properties style:text-position="0% 100%" officeooo:rsid="000779be"/>
    </style:style>
    <style:style style:name="T72" style:family="text">
      <style:text-properties style:text-position="0% 100%" officeooo:rsid="007f00d6"/>
    </style:style>
    <style:style style:name="T73" style:family="text">
      <style:text-properties style:text-position="0% 100%" officeooo:rsid="00746c5e"/>
    </style:style>
    <style:style style:name="T74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75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76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7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ize="10pt" fo:font-style="normal" fo:font-weight="normal" officeooo:rsid="00627b79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ize="10pt" fo:font-style="normal" fo:font-weight="normal" officeooo:rsid="0064c53c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b2b2b2" officeooo:rsid="000a7d16"/>
    </style:style>
    <style:style style:name="T95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officeooo:rsid="001e4220"/>
    </style:style>
    <style:style style:name="T97" style:family="text">
      <style:text-properties officeooo:rsid="007f00d6"/>
    </style:style>
    <style:style style:name="T98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style:use-window-font-color="true" style:text-position="0% 100%" fo:font-style="normal" fo:font-weight="normal" officeooo:rsid="006c6707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style:use-window-font-color="true" style:text-position="0% 100%" fo:font-style="normal" fo:font-weight="normal" officeooo:rsid="006f1a20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3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4" style:family="text">
      <style:text-properties style:use-window-font-color="true" style:text-position="0% 100%" officeooo:rsid="003ccd98" fo:background-color="transparent" loext:char-shading-value="0"/>
    </style:style>
    <style:style style:name="T105" style:family="text">
      <style:text-properties style:use-window-font-color="true" style:text-position="0% 100%" officeooo:rsid="00746c5e" fo:background-color="transparent" loext:char-shading-value="0"/>
    </style:style>
    <style:style style:name="T106" style:family="text">
      <style:text-properties style:use-window-font-color="true" style:text-position="0% 100%" officeooo:rsid="0075b1f4" fo:background-color="transparent" loext:char-shading-value="0"/>
    </style:style>
    <style:style style:name="T107" style:family="text">
      <style:text-properties style:use-window-font-color="true" style:text-position="0% 100%" officeooo:rsid="008e2fcb" fo:background-color="transparent" loext:char-shading-value="0"/>
    </style:style>
    <style:style style:name="T108" style:family="text">
      <style:text-properties style:use-window-font-color="true" style:text-position="0% 100%" officeooo:rsid="007118bd" fo:background-color="transparent" loext:char-shading-value="0"/>
    </style:style>
    <style:style style:name="T109" style:family="text">
      <style:text-properties style:use-window-font-color="true" style:text-position="0% 100%" officeooo:rsid="0075b1f4"/>
    </style:style>
    <style:style style:name="T110" style:family="text">
      <style:text-properties style:use-window-font-color="true" style:text-position="0% 100%" officeooo:rsid="001e4030"/>
    </style:style>
    <style:style style:name="T111" style:family="text">
      <style:text-properties style:use-window-font-color="true" style:text-position="0% 100%" officeooo:rsid="007118bd"/>
    </style:style>
    <style:style style:name="T112" style:family="text">
      <style:text-properties style:use-window-font-color="true" style:text-position="0% 100%" officeooo:rsid="008a2dda"/>
    </style:style>
    <style:style style:name="T113" style:family="text">
      <style:text-properties style:use-window-font-color="true" style:text-position="0% 100%" officeooo:rsid="008783ad"/>
    </style:style>
    <style:style style:name="T114" style:family="text">
      <style:text-properties style:use-window-font-color="true" style:text-position="0% 100%" officeooo:rsid="004b0d12"/>
    </style:style>
    <style:style style:name="T115" style:family="text">
      <style:text-properties style:use-window-font-color="true" style:text-position="0% 100%" officeooo:rsid="00189909"/>
    </style:style>
    <style:style style:name="T116" style:family="text">
      <style:text-properties style:use-window-font-color="true" style:text-position="0% 100%" officeooo:rsid="00746c5e"/>
    </style:style>
    <style:style style:name="T117" style:family="text">
      <style:text-properties style:use-window-font-color="true" officeooo:rsid="000a7d16"/>
    </style:style>
    <style:style style:name="T118" style:family="text">
      <style:text-properties style:use-window-font-color="true" style:text-position="sub 58%" fo:background-color="transparent" loext:char-shading-value="0"/>
    </style:style>
    <style:style style:name="T119" style:family="text">
      <style:text-properties style:use-window-font-color="true" style:text-position="sub 58%" officeooo:rsid="007f00d6" fo:background-color="transparent" loext:char-shading-value="0"/>
    </style:style>
    <style:style style:name="T120" style:family="text">
      <style:text-properties style:use-window-font-color="true" style:text-position="sub 58%" officeooo:rsid="00746c5e" fo:background-color="transparent" loext:char-shading-value="0"/>
    </style:style>
    <style:style style:name="T121" style:family="text">
      <style:text-properties style:use-window-font-color="true" style:text-position="sub 58%" officeooo:rsid="007118bd" fo:background-color="transparent" loext:char-shading-value="0"/>
    </style:style>
    <style:style style:name="T122" style:family="text">
      <style:text-properties style:use-window-font-color="true" style:text-position="sub 58%" officeooo:rsid="003f522a" fo:background-color="transparent" loext:char-shading-value="0"/>
    </style:style>
    <style:style style:name="T123" style:family="text">
      <style:text-properties style:use-window-font-color="true" style:text-position="sub 58%" officeooo:rsid="0075b1f4" fo:background-color="transparent" loext:char-shading-value="0"/>
    </style:style>
    <style:style style:name="T124" style:family="text">
      <style:text-properties style:use-window-font-color="true" style:text-position="sub 58%" officeooo:rsid="004b0d12"/>
    </style:style>
    <style:style style:name="T125" style:family="text">
      <style:text-properties style:use-window-font-color="true" style:text-position="sub 58%" officeooo:rsid="007118bd"/>
    </style:style>
    <style:style style:name="T126" style:family="text">
      <style:text-properties style:use-window-font-color="true" style:text-position="sub 58%" officeooo:rsid="003f522a"/>
    </style:style>
    <style:style style:name="T127" style:family="text">
      <style:text-properties style:use-window-font-color="true" style:text-position="sub 58%" officeooo:rsid="0075b1f4"/>
    </style:style>
    <style:style style:name="T128" style:family="text">
      <style:text-properties style:use-window-font-color="true" style:text-position="sub 58%" officeooo:rsid="007f00d6"/>
    </style:style>
    <style:style style:name="T129" style:family="text">
      <style:text-properties officeooo:rsid="006a53d3"/>
    </style:style>
    <style:style style:name="T130" style:family="text">
      <style:text-properties officeooo:rsid="0070e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ntactic Transformation To Monadic Form</text:p>
      <text:p text:style-name="P10"/>
      <text:p text:style-name="P10"/>
      <text:list xml:id="list3445266060504541749" text:style-name="L1">
        <text:list-item>
          <text:p text:style-name="P53">Expressions:</text:p>
        </text:list-item>
      </text:list>
      <text:p text:style-name="P22"/>
      <text:p text:style-name="P22"/>
      <text:p text:style-name="P7"><text:span text:style-name="T26"><text:s text:c="3"/>------ </text:span><text:span text:style-name="T30">exp</text:span><text:span text:style-name="T27"> -------</text:span></text:p>
      <text:list xml:id="list132906845887594" text:continue-numbering="true" text:style-name="L1">
        <text:list-header>
          <text:p text:style-name="P53"><text:s/></text:p>
        </text:list-header>
      </text:list>
      <text:p text:style-name="P9"><text:span text:style-name="T96">desugar</text:span><text:span text:style-name="T21">&lt;exp&gt; </text:span><text:span text:style-name="T68">:: </text:span><text:span text:style-name="T69">E</text:span><text:span text:style-name="T70">xp → </text:span><text:span text:style-name="T71">Exp</text:span></text:p>
      <text:p text:style-name="P17"><text:s/></text:p>
      <text:p text:style-name="P17"/>
      <text:p text:style-name="P2"><text:span text:style-name="T27">desugar</text:span><text:span text:style-name="T6">&lt;exp&gt; </text:span><text:span text:style-name="T28">exp = </text:span><text:span text:style-name="T27">desugar</text:span><text:span text:style-name="T6">&lt;</text:span><text:span text:style-name="T4">l</text:span><text:span text:style-name="T6">exp&gt; </text:span><text:span text:style-name="T28">exp</text:span><text:span text:style-name="T98"> </text:span><text:span text:style-name="T100">&gt;&gt;= \h →</text:span><text:span text:style-name="T99"> </text:span><text:span text:style-name="T101">return </text:span><text:span text:style-name="T98">h</text:span><text:span text:style-name="T99"> </text:span></text:p>
      <text:p text:style-name="P19"/>
      <text:p text:style-name="P19"/>
      <text:p text:style-name="P1"><text:span text:style-name="T29"><text:s text:c="3"/>------- </text:span><text:span text:style-name="T30">lexp</text:span><text:span text:style-name="T27"> -------</text:span></text:p>
      <text:p text:style-name="P18"/>
      <text:p text:style-name="P39"><text:span text:style-name="T42">desugar</text:span><text:span text:style-name="T10">&lt;</text:span><text:span text:style-name="T11">l</text:span><text:span text:style-name="T10">exp&gt; </text:span><text:span text:style-name="T42">:: </text:span><text:span text:style-name="T43">E</text:span><text:span text:style-name="T44">xp → </text:span><text:span text:style-name="T45">Exp</text:span><text:span text:style-name="T76"> </text:span></text:p>
      <text:p text:style-name="P20"/>
      <text:p text:style-name="P20"/>
      <text:p text:style-name="P37"/>
      <text:p text:style-name="P35"><text:span text:style-name="T74"><text:s text:c="2"/></text:span><text:span text:style-name="T78">-------</text:span><text:span text:style-name="T84">l</text:span><text:span text:style-name="T80">exp:</text:span><text:span text:style-name="T78"> </text:span><text:span text:style-name="T82">fexp</text:span><text:span text:style-name="T81"> -------</text:span></text:p>
      <text:p text:style-name="P4"/>
      <text:p text:style-name="P55"><text:s/><text:span text:style-name="T25">desugar</text:span><text:span text:style-name="T2">&lt;</text:span><text:span text:style-name="T22">l</text:span><text:span text:style-name="T2">exp&gt; </text:span><text:span text:style-name="T72">fexp </text:span><text:span text:style-name="T73">= firstDesugar</text:span><text:span text:style-name="T2">&lt;</text:span><text:span text:style-name="T23">f</text:span><text:span text:style-name="T2">exp&gt; </text:span><text:span text:style-name="T73">fexp</text:span></text:p>
      <text:p text:style-name="P55"><text:span text:style-name="T73"/></text:p>
      <text:p text:style-name="P55"><text:span text:style-name="T73"/></text:p>
      <text:p text:style-name="P55"><text:span text:style-name="T73"><text:s/>firstDesugar</text:span><text:span text:style-name="T2">&lt;</text:span><text:span text:style-name="T23">f</text:span><text:span text:style-name="T2">exp&gt; </text:span><text:span text:style-name="T104">literal</text:span><text:span text:style-name="T73">= return <text:s/></text:span><text:span text:style-name="T104">literal</text:span></text:p>
      <text:p text:style-name="P55"><text:span text:style-name="T104"/></text:p>
      <text:p text:style-name="P55"><text:span text:style-name="T104"><text:s/></text:span><text:span text:style-name="T105">firstDesugar</text:span><text:span text:style-name="T118">&lt;</text:span><text:span text:style-name="T119">f</text:span><text:span text:style-name="T118">exp&gt; </text:span><text:span text:style-name="T105">qvar = qvar</text:span></text:p>
      <text:p text:style-name="P55"><text:span text:style-name="T105"/></text:p>
      <text:p text:style-name="P56"><text:span text:style-name="T105"><text:s/>firstDesugar</text:span><text:span text:style-name="T120">&lt;</text:span><text:span text:style-name="T119">f</text:span><text:span text:style-name="T120">exp&gt; </text:span><text:span text:style-name="T105">gcon = gcon </text:span></text:p>
      <text:p text:style-name="P56"><text:span text:style-name="T105"/></text:p>
      <text:p text:style-name="P56"><text:span text:style-name="T105"><text:s/>firstDesugar</text:span><text:span text:style-name="T118">&lt;</text:span><text:span text:style-name="T119">f</text:span><text:span text:style-name="T118">exp&gt; </text:span><text:span text:style-name="T104">(f</text:span><text:span text:style-name="T107">exp </text:span><text:span text:style-name="T104">literal)</text:span><text:span text:style-name="T107"> = </text:span><text:span text:style-name="T108">desugar</text:span><text:span text:style-name="T121">&lt;</text:span><text:span text:style-name="T122">l</text:span><text:span text:style-name="T121">exp’&gt; </text:span><text:span text:style-name="T104">fexp litera</text:span><text:span text:style-name="T106">l</text:span></text:p>
      <text:p text:style-name="P56"><text:span text:style-name="T105"><text:s/></text:span></text:p>
      <text:p text:style-name="P56"><text:span text:style-name="T105"><text:s/>firstDesugar</text:span><text:span text:style-name="T118">&lt;</text:span><text:span text:style-name="T119">f</text:span><text:span text:style-name="T118">exp&gt; </text:span><text:span text:style-name="T104">(f</text:span><text:span text:style-name="T107">exp </text:span><text:span text:style-name="T106">qvar</text:span><text:span text:style-name="T104">)</text:span><text:span text:style-name="T107"> = </text:span><text:span text:style-name="T108">desugar</text:span><text:span text:style-name="T121">&lt;</text:span><text:span text:style-name="T122">l</text:span><text:span text:style-name="T121">exp’&gt; </text:span><text:span text:style-name="T104">fexp </text:span><text:span text:style-name="T106">qvar</text:span></text:p>
      <text:p text:style-name="P56"><text:span text:style-name="T106"/></text:p>
      <text:p text:style-name="P56"><text:span text:style-name="T105"><text:s/>firstDesugar</text:span><text:span text:style-name="T123">&lt;</text:span><text:span text:style-name="T119">f</text:span><text:span text:style-name="T123">exp&gt; </text:span><text:span text:style-name="T104">(f</text:span><text:span text:style-name="T107">exp </text:span><text:span text:style-name="T106">gcon</text:span><text:span text:style-name="T104">)</text:span><text:span text:style-name="T107"> = </text:span><text:span text:style-name="T108">desugar</text:span><text:span text:style-name="T121">&lt;</text:span><text:span text:style-name="T122">l</text:span><text:span text:style-name="T121">exp’&gt; </text:span><text:span text:style-name="T104">fexp </text:span><text:span text:style-name="T106">gcon</text:span></text:p>
      <text:p text:style-name="P56"><text:span text:style-name="T106"/></text:p>
      <text:p text:style-name="P56"><text:span text:style-name="T105"><text:s/>firstDesugar</text:span><text:span text:style-name="T123">&lt;</text:span><text:span text:style-name="T119">f</text:span><text:span text:style-name="T123">exp&gt; </text:span><text:span text:style-name="T104">(f</text:span><text:span text:style-name="T107">exp </text:span><text:span text:style-name="T104">literal)</text:span><text:span text:style-name="T107"> = </text:span><text:span text:style-name="T108">desugar</text:span><text:span text:style-name="T121">&lt;</text:span><text:span text:style-name="T122">l</text:span><text:span text:style-name="T121">exp’&gt; </text:span><text:span text:style-name="T104">fexp litera</text:span><text:span text:style-name="T106">l</text:span></text:p>
      <text:p text:style-name="P56"><text:span text:style-name="T106"/></text:p>
      <text:p text:style-name="P57"><text:span text:style-name="T116"><text:s/>firstDesugar</text:span><text:span text:style-name="T127">&lt;</text:span><text:span text:style-name="T128">f</text:span><text:span text:style-name="T127">exp&gt; </text:span><text:span text:style-name="T109">(fexp </text:span><text:span text:style-name="T110">(exp)</text:span><text:span text:style-name="T109">)= </text:span><text:span text:style-name="T111"><text:s/></text:span><text:span text:style-name="T112">exp</text:span><text:span text:style-name="T111"> </text:span><text:span text:style-name="T113">&gt;&gt;= \</text:span><text:span text:style-name="T114">e</text:span><text:span text:style-name="T113">x</text:span><text:span text:style-name="T124">i</text:span><text:span text:style-name="T113"> → </text:span><text:span text:style-name="T111">desugar</text:span><text:span text:style-name="T125">&lt;</text:span><text:span text:style-name="T126">l</text:span><text:span text:style-name="T125">exp’&gt;</text:span><text:span text:style-name="T111"> fexp </text:span><text:span text:style-name="T114">e</text:span><text:span text:style-name="T115">x</text:span><text:span text:style-name="T124">i </text:span></text:p>
      <text:p text:style-name="P55"><text:span text:style-name="T104"/></text:p>
      <text:p text:style-name="P4"/>
      <text:p text:style-name="P23"><text:span text:style-name="T96"><text:s/>desugar</text:span><text:span text:style-name="T21">&lt;</text:span><text:span text:style-name="T22">l</text:span><text:span text:style-name="T21">exp’&gt; </text:span><text:span text:style-name="T97">fexp = desugar</text:span><text:span text:style-name="T21">&lt;</text:span><text:span text:style-name="T23">f</text:span><text:span text:style-name="T21">exp&gt; </text:span><text:span text:style-name="T97">fexp</text:span><text:span text:style-name="T21"> </text:span></text:p>
      <text:p text:style-name="P21"/>
      <text:p text:style-name="P21"/>
      <text:p text:style-name="P58"/>
      <text:p text:style-name="P33"><text:span text:style-name="T74"><text:s text:c="2"/></text:span><text:span text:style-name="T78">------- </text:span><text:span text:style-name="T82">fexp</text:span><text:span text:style-name="T81"> -------</text:span></text:p>
      <text:p text:style-name="P6"/>
      <text:p text:style-name="P40"><text:span text:style-name="T47">d</text:span><text:span text:style-name="T51">esugar</text:span><text:span text:style-name="T16">&lt;</text:span><text:span text:style-name="T15">f</text:span><text:span text:style-name="T16">exp&gt; <text:s/></text:span><text:span text:style-name="T54">aexp = <text:s/></text:span><text:span text:style-name="T51">desugar</text:span><text:span text:style-name="T16">&lt;aexp&gt; </text:span><text:span text:style-name="T51">aexp </text:span></text:p>
      <text:p text:style-name="P41"/>
      <text:p text:style-name="P46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8">literal)</text:span><text:span text:style-name="T86"> = </text:span><text:span text:style-name="T85">desugar</text:span><text:span text:style-name="T16">&lt;</text:span><text:span text:style-name="T19">l</text:span><text:span text:style-name="T16">exp’&gt; </text:span><text:span text:style-name="T88">fexp literal </text:span><text:span text:style-name="T92">&gt;&gt;= \h → </text:span><text:span text:style-name="T93">h</text:span></text:p>
      <text:p text:style-name="P42"/>
      <text:p text:style-name="P47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8">qvar)</text:span><text:span text:style-name="T86"> = </text:span><text:span text:style-name="T87"><text:s/></text:span><text:span text:style-name="T85">desugar</text:span><text:span text:style-name="T16">&lt;</text:span><text:span text:style-name="T19">l</text:span><text:span text:style-name="T16">exp’&gt; </text:span><text:span text:style-name="T88">fexp</text:span><text:span text:style-name="T90"> qvar </text:span><text:span text:style-name="T91">&gt;&gt;= \</text:span><text:span text:style-name="T92">h</text:span><text:span text:style-name="T91"> → </text:span><text:span text:style-name="T93">h</text:span><text:span text:style-name="T91"> </text:span><text:span text:style-name="T90"><text:s/></text:span></text:p>
      <text:p text:style-name="P42"/>
      <text:p text:style-name="P48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9">gcon</text:span><text:span text:style-name="T88">)</text:span><text:span text:style-name="T86"> = </text:span><text:span text:style-name="T87"><text:s/></text:span><text:span text:style-name="T85">desugar</text:span><text:span text:style-name="T16">&lt;</text:span><text:span text:style-name="T19">l</text:span><text:span text:style-name="T16">exp’&gt; </text:span><text:span text:style-name="T88">fexp </text:span><text:span text:style-name="T89">gcon </text:span><text:span text:style-name="T91">&gt;&gt;= \</text:span><text:span text:style-name="T92">h</text:span><text:span text:style-name="T91"> → </text:span><text:span text:style-name="T93">h</text:span><text:span text:style-name="T91"> </text:span><text:span text:style-name="T90"><text:s/></text:span></text:p>
      <text:p text:style-name="P27"/>
      <text:p text:style-name="P34"><text:span text:style-name="T81">d</text:span><text:span text:style-name="T77">esugar</text:span><text:span text:style-name="T12">&lt;</text:span><text:span text:style-name="T15">f</text:span><text:span text:style-name="T12">exp&gt; </text:span><text:span text:style-name="T46">(fexp </text:span><text:span text:style-name="T60">(exp)</text:span><text:span text:style-name="T46">)= </text:span><text:span text:style-name="T51"><text:s/></text:span><text:span text:style-name="T53">exp</text:span><text:span text:style-name="T51"> </text:span><text:span text:style-name="T52">&gt;&gt;= \</text:span><text:span text:style-name="T61">e</text:span><text:span text:style-name="T52">x</text:span><text:span text:style-name="T20">i</text:span><text:span text:style-name="T52"> → </text:span><text:span text:style-name="T51">desugar</text:span><text:span text:style-name="T16">&lt;</text:span><text:span text:style-name="T19">l</text:span><text:span text:style-name="T16">exp’&gt;</text:span><text:span text:style-name="T51"> fexp </text:span><text:span text:style-name="T61">e</text:span><text:span text:style-name="T59">x</text:span><text:span text:style-name="T20">i </text:span><text:span text:style-name="T65">&gt;&gt;= \h → </text:span><text:span text:style-name="T66">h</text:span></text:p>
      <text:p text:style-name="P29"/>
      <text:p text:style-name="P30"/>
      <text:p text:style-name="P26"/>
      <text:p text:style-name="P16"><text:soft-page-break/></text:p>
      <text:p text:style-name="P15"><text:span text:style-name="T77"><text:s text:c="2"/>------- </text:span><text:span text:style-name="T83">a</text:span><text:span text:style-name="T82">exp</text:span><text:span text:style-name="T81"> -------</text:span></text:p>
      <text:p text:style-name="P15"/>
      <text:p text:style-name="P33"><text:span text:style-name="T81">desugar</text:span><text:span text:style-name="T13">&lt;</text:span><text:span text:style-name="T17">a</text:span><text:span text:style-name="T13">exp&gt;</text:span><text:span text:style-name="T47"> </text:span><text:span text:style-name="T55">literal</text:span><text:span text:style-name="T47"> </text:span><text:span text:style-name="T55">= literal</text:span></text:p>
      <text:p text:style-name="P28"/>
      <text:p text:style-name="P33"><text:span text:style-name="T47">desugar</text:span><text:span text:style-name="T13">&lt;</text:span><text:span text:style-name="T17">a</text:span><text:span text:style-name="T13">exp&gt;</text:span><text:span text:style-name="T47"> </text:span><text:span text:style-name="T56">qvar</text:span><text:span text:style-name="T47"> </text:span><text:span text:style-name="T55">= </text:span><text:span text:style-name="T56">qvar</text:span></text:p>
      <text:p text:style-name="P28"/>
      <text:p text:style-name="P33"><text:span text:style-name="T47">desugar</text:span><text:span text:style-name="T13">&lt;</text:span><text:span text:style-name="T17">a</text:span><text:span text:style-name="T13">exp&gt;</text:span><text:span text:style-name="T47"> </text:span><text:span text:style-name="T57">gcon</text:span><text:span text:style-name="T47"> </text:span><text:span text:style-name="T55">= </text:span><text:span text:style-name="T57">gcon</text:span></text:p>
      <text:p text:style-name="P28"/>
      <text:p text:style-name="P33"><text:span text:style-name="T47">desugar</text:span><text:span text:style-name="T13">&lt;</text:span><text:span text:style-name="T17">a</text:span><text:span text:style-name="T13">exp&gt;</text:span><text:span text:style-name="T47"> (</text:span><text:span text:style-name="T58">exp</text:span><text:span text:style-name="T47">) </text:span><text:span text:style-name="T55">= </text:span><text:span text:style-name="T47">desugar</text:span><text:span text:style-name="T13">&lt;</text:span><text:span text:style-name="T18">l</text:span><text:span text:style-name="T13">exp&gt;</text:span><text:span text:style-name="T47"> </text:span><text:span text:style-name="T58">exp</text:span></text:p>
      <text:p text:style-name="P31"/>
      <text:p text:style-name="P12"/>
      <text:p text:style-name="P36"><text:span text:style-name="T74"><text:s text:c="2"/></text:span><text:span text:style-name="T78">-------</text:span><text:span text:style-name="T79">l</text:span><text:span text:style-name="T80">exp:</text:span><text:span text:style-name="T78"> </text:span><text:span text:style-name="T81">let decls in exp -------</text:span></text:p>
      <text:p text:style-name="P5"/>
      <text:p text:style-name="P5"><text:tab/></text:p>
      <text:p text:style-name="P8"><text:span text:style-name="T1">desugar</text:span><text:span text:style-name="T3">&lt;</text:span><text:span text:style-name="T4">l</text:span><text:span text:style-name="T3">exp&gt;</text:span><text:span text:style-name="T26"> (let decls in exp) = desugar</text:span><text:span text:style-name="T3">&lt;dcl</text:span><text:span text:style-name="T5">r</text:span><text:span text:style-name="T3">s&gt; </text:span><text:span text:style-name="T26">decls exp </text:span></text:p>
      <text:p text:style-name="P14"/>
      <text:p text:style-name="P14"/>
      <text:p text:style-name="P14"/>
      <text:p text:style-name="P14"/>
      <text:list xml:id="list6180979815151927993" text:style-name="L2">
        <text:list-item>
          <text:p text:style-name="P54">Declarations</text:p>
        </text:list-item>
      </text:list>
      <text:p text:style-name="P14"/>
      <text:p text:style-name="P14"/>
      <text:p text:style-name="P3"><text:span text:style-name="T29"><text:s text:c="2"/>------- <text:s/></text:span><text:span text:style-name="T31">dclrs </text:span><text:span text:style-name="T26">-------</text:span></text:p>
      <text:p text:style-name="P25"/>
      <text:p text:style-name="P51"><text:span text:style-name="T38"><text:s text:c="4"/>desugar</text:span><text:span text:style-name="T7">&lt;dcl</text:span><text:span text:style-name="T8">r</text:span><text:span text:style-name="T9">s</text:span><text:span text:style-name="T7">&gt; :: </text:span><text:span text:style-name="T39">D</text:span><text:span text:style-name="T40">clr</text:span><text:span text:style-name="T41">s</text:span><text:span text:style-name="T40"> → </text:span><text:span text:style-name="T41">Exp</text:span><text:span text:style-name="T40"> </text:span></text:p>
      <text:p text:style-name="P24"><text:span text:style-name="T117"><text:s text:c="2"/></text:span><text:span text:style-name="T94"><text:s text:c="6"/></text:span></text:p>
      <text:p text:style-name="P49"><text:span text:style-name="T67"><text:s text:c="3"/></text:span><text:span text:style-name="T26">desugar</text:span><text:span text:style-name="T3">&lt;dcl</text:span><text:span text:style-name="T5">r</text:span><text:span text:style-name="T3">s&gt; </text:span><text:span text:style-name="T32">(dclr1; … ; dclrn) = desugar</text:span><text:span text:style-name="T5">&lt;dclr&gt; </text:span><text:span text:style-name="T33">declr1 </text:span><text:span text:style-name="T36"><text:s/></text:span><text:span text:style-name="T33">… <text:s/></text:span><text:span text:style-name="T36"><text:s/></text:span><text:span text:style-name="T32">desugar</text:span><text:span text:style-name="T5">&lt;dclr&gt; </text:span><text:span text:style-name="T33">declr</text:span><text:span text:style-name="T34">n</text:span></text:p>
      <text:p text:style-name="P49"><text:span text:style-name="T32"><text:s text:c="26"/></text:span><text:span text:style-name="T35">| <text:s/>(;) = </text:span><text:span text:style-name="T37">\_ -&gt;</text:span><text:span text:style-name="T36"> </text:span></text:p>
      <text:p text:style-name="P43"/>
      <text:p text:style-name="P43"/>
      <text:p text:style-name="P43"/>
      <text:p text:style-name="P43"/>
      <text:p text:style-name="P50"><text:span text:style-name="T29"><text:s text:c="3"/>------- <text:s/></text:span><text:span text:style-name="T31">dclr </text:span><text:span text:style-name="T35">-------</text:span></text:p>
      <text:p text:style-name="P45"/>
      <text:p text:style-name="P44"/>
      <text:p text:style-name="P52"><text:span text:style-name="T81"><text:s text:c="5"/></text:span><text:span text:style-name="T47">desugar</text:span><text:span text:style-name="T13">&lt;dcl</text:span><text:span text:style-name="T14">r</text:span><text:span text:style-name="T13">&gt; <text:s/></text:span><text:span text:style-name="T48">(funlhs | pat) </text:span><text:span text:style-name="T62">(= exp) </text:span><text:span text:style-name="T49">= <text:s/></text:span><text:span text:style-name="T63">exp </text:span><text:span text:style-name="T64">&gt;&gt;= \</text:span><text:span text:style-name="T50">(funlhs | pat) -</text:span><text:span text:style-name="T62">&gt;</text:span><text:span text:style-name="T75"> </text:span></text:p>
      <text:p text:style-name="P38"/>
      <text:p text:style-name="P38"/>
      <text:p text:style-name="P38"/>
      <text:p text:style-name="P13"><text:span text:style-name="T102"><text:s/></text:span><text:span text:style-name="T103"><text:s/></text:span><text:span text:style-name="T95"><text:s/></text:span><text:s text:c="37"/></text:p>
      <text:p text:style-name="P11"/>
      <text:p text:style-name="P1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3:28:57.385592885</dc:date>
    <meta:editing-duration>PT5H50M54S</meta:editing-duration>
    <meta:editing-cycles>94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31" meta:character-count="1677" meta:non-whitespace-character-count="1338"/>
  </office:meta>
</office:document-meta>
</file>